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382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0.8757in"/>
    </style:style>
    <style:style style:name="Table1.C" style:family="table-column">
      <style:table-column-properties style:column-width="0.8118in"/>
    </style:style>
    <style:style style:name="Table1.D" style:family="table-column">
      <style:table-column-properties style:column-width="0.9757in"/>
    </style:style>
    <style:style style:name="Table1.E" style:family="table-column">
      <style:table-column-properties style:column-width="0.715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</text:h>
      <text:h text:style-name="P2" text:outline-level="2">The Android for Humanoid Robots</text:h>
      <text:p text:style-name="P3"><text:span text:style-name="Strong_20_Emphasis">One-Page Investment Teaser</text:span></text:p>
      <text:p text:style-name="P4"/>
      <text:h text:style-name="P2" text:outline-level="2">THE OPPORTUNITY</text:h>
      <text:p text:style-name="P3"><text:span text:style-name="Strong_20_Emphasis">$24 Trillion market</text:span> (30% of global labor) → Winner-takes-most platform play</text:p>
      <text:p text:style-name="P3">We're building the operating system that runs on millions of humanoid robots worldwide.</text:p>
      <text:p text:style-name="P3"><text:span text:style-name="Strong_20_Emphasis">Hardware companies will compete and commoditize. We capture the value through software.</text:span></text:p>
      <text:p text:style-name="P4"/>
      <text:h text:style-name="P2" text:outline-level="2">WHY NOW?</text:h>
      <text:p text:style-name="P3"><text:span text:style-name="Strong_20_Emphasis">Three giants racing to dominate:</text:span></text:p>
      <text:list text:style-name="L1">
        <text:list-item>
          <text:p text:style-name="P5"><text:span text:style-name="Strong_20_Emphasis">Elon Musk</text:span> - Tesla Optimus shipping NOW </text:p>
        </text:list-item>
        <text:list-item>
          <text:p text:style-name="P5"><text:span text:style-name="Strong_20_Emphasis">China</text:span> - 1.4B people, massive manufacturing, government backing </text:p>
        </text:list-item>
        <text:list-item>
          <text:p text:style-name="P6"><text:span text:style-name="Strong_20_Emphasis">Japan</text:span> - Decades of robotics R&amp;D </text:p>
        </text:list-item>
      </text:list>
      <text:p text:style-name="P3"><text:span text:style-name="Strong_20_Emphasis">12-month window before market consolidates. First mover wins.</text:span></text:p>
      <text:p text:style-name="P3">We have US-Israel partnership that beats all three.</text:p>
      <text:p text:style-name="P4"/>
      <text:h text:style-name="P2" text:outline-level="2">THE PLATFORM PLAY</text:h>
      <text:p text:style-name="P3"><text:span text:style-name="Strong_20_Emphasis">Like Google bought Android (2005) for $50M → Worth $200B+ today</text:span></text:p>
      <text:p text:style-name="P3">Same pattern:</text:p>
      <text:list text:style-name="L2">
        <text:list-item>
          <text:p text:style-name="P7">Hardware commoditizes (many manufacturers) </text:p>
        </text:list-item>
        <text:list-item>
          <text:p text:style-name="P7">Software platform captures value (60-80% margins) </text:p>
        </text:list-item>
        <text:list-item>
          <text:p text:style-name="P7">Network effects create moat (first mover advantage) </text:p>
        </text:list-item>
        <text:list-item>
          <text:p text:style-name="P8">Winner takes most </text:p>
        </text:list-item>
      </text:list>
      <text:p text:style-name="P3"><text:span text:style-name="Strong_20_Emphasis">Humanoid opportunity is 100x bigger than smartphones.</text:span></text:p>
      <text:p text:style-name="P4"/>
      <text:h text:style-name="P2" text:outline-level="2">FOUR PATHS TO VICTORY - WE CAN'T LOSE</text:h>
      <text:p text:style-name="P3"><text:span text:style-name="Strong_20_Emphasis">Plan A:</text:span> Beat competitors to market (12 months) → Own civilian platform</text:p>
      <text:p text:style-name="P3"><text:span text:style-name="Strong_20_Emphasis">Plan B:</text:span> China wins consumer → We're trusted Western alternative (US rejects Chinese OS like TikTok)</text:p>
      <text:p text:style-name="P3"><text:span text:style-name="Strong_20_Emphasis">Plan C:</text:span> Elon wins consumer → We dominate military first (combat medic, force multiplication) → Then premium civilian ("military-grade" beats consumer-first)</text:p>
      <text:p text:style-name="P3"><text:span text:style-name="Strong_20_Emphasis">Plan D:</text:span> Acquire Boston Dynamics ($2-5B, government-backed) → Own hardware + software → Complete vertical integration</text:p>
      <text:p text:style-name="P3"><text:span text:style-name="Strong_20_Emphasis">Every scenario leads to success.</text:span></text:p>
      <text:p text:style-name="P4"/>
      <text:h text:style-name="P2" text:outline-level="2">BREAKTHROUGH INNOVATIONS</text:h>
      <text:p text:style-name="P3"><text:span text:style-name="Strong_20_Emphasis">1. PythonEasy</text:span> - Natural language robot control</text:p>
      <text:list text:style-name="L3">
        <text:list-item>
          <text:p text:style-name="P9">"Make burger with fries and coke" (anyone can use, no programming) </text:p>
        </text:list-item>
        <text:list-item>
          <text:p text:style-name="P10">Mass market enabler (100x adoption vs competitors requiring coding) </text:p>
        </text:list-item>
      </text:list>
      <text:p text:style-name="P3"><text:span text:style-name="Strong_20_Emphasis">2. Quantum Communication</text:span> - Military advantage</text:p>
      <text:list text:style-name="L4">
        <text:list-item>
          <text:p text:style-name="P11">Unhackable, unjammable (physics-based security) </text:p>
        </text:list-item>
        <text:list-item>
          <text:p text:style-name="P11">Israeli-US quantum research leadership </text:p>
        </text:list-item>
        <text:list-item>
          <text:p text:style-name="P12">Competitors can't replicate without decades of work </text:p>
        </text:list-item>
      </text:list>
      <text:p text:style-name="P3"><text:span text:style-name="Strong_20_Emphasis">3. Pedagogy System</text:span> - Robots learn from humans</text:p>
      <text:list text:style-name="L5">
        <text:list-item>
          <text:p text:style-name="P13">Train one robot → copies to 10,000 units instantly </text:p>
        </text:list-item>
        <text:list-item>
          <text:p text:style-name="P14">HR builds other HR (self-replicating manufacturing) </text:p>
        </text:list-item>
      </text:list>
      <text:p text:style-name="P3"><text:soft-page-break/><text:span text:style-name="Strong_20_Emphasis">4. Terracotta Army Model</text:span> - 3D printed unique faces</text:p>
      <text:list text:style-name="L6">
        <text:list-item>
          <text:p text:style-name="P15">Each robot personalized ($50 cost, $500 revenue) </text:p>
        </text:list-item>
        <text:list-item>
          <text:p text:style-name="P15">"Grandpa's robot" not scary Terminator </text:p>
        </text:list-item>
        <text:list-item>
          <text:p text:style-name="P16">Removes adoption barrier </text:p>
        </text:list-item>
      </text:list>
      <text:p text:style-name="P4"/>
      <text:h text:style-name="P2" text:outline-level="2">PROVEN EXECUTION</text:h>
      <text:p text:style-name="P3"><text:span text:style-name="Strong_20_Emphasis">Live Trading System:</text:span> meirniv.pythonanywhere.com/orders</text:p>
      <text:list text:style-name="L7">
        <text:list-item>
          <text:p text:style-name="P17"><text:span text:style-name="Strong_20_Emphasis">403% returns, 99% win rate</text:span> (200+ trades) </text:p>
        </text:list-item>
        <text:list-item>
          <text:p text:style-name="P17">Operating TODAY with real money </text:p>
        </text:list-item>
        <text:list-item>
          <text:p text:style-name="P18">Same AI-native methodology builds HOS in 12 months </text:p>
        </text:list-item>
      </text:list>
      <text:p text:style-name="P3"><text:span text:style-name="Strong_20_Emphasis">Founder:</text:span> 45 years engineering, four tech waves (PC, Internet, Mobile, Robotics)</text:p>
      <text:p text:style-name="P4"/>
      <text:h text:style-name="P2" text:outline-level="2">THE ASK</text:h>
      <text:p text:style-name="P3"><text:span text:style-name="Strong_20_Emphasis">Raising:</text:span> $8M seed round<text:line-break/><text:span text:style-name="Strong_20_Emphasis">Valuation:</text:span> $20M pre-money<text:line-break/><text:span text:style-name="Strong_20_Emphasis">Use:</text:span> Platform development, team (15-20), pilots (3 restaurants, 2 military)<text:line-break/><text:span text:style-name="Strong_20_Emphasis">Timeline:</text:span> 12 months to operational</text:p>
      <text:p text:style-name="P4"/>
      <text:h text:style-name="P2" text:outline-level="2">RETURNS POTENTIA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Scenario</text:p>
            </table:table-cell>
            <table:table-cell table:style-name="Table1.A1" office:value-type="string">
              <text:p text:style-name="Table_20_Heading">Probability</text:p>
            </table:table-cell>
            <table:table-cell table:style-name="Table1.A1" office:value-type="string">
              <text:p text:style-name="Table_20_Heading">Exit Value</text:p>
            </table:table-cell>
            <table:table-cell table:style-name="Table1.A1" office:value-type="string">
              <text:p text:style-name="Table_20_Heading">Your Return</text:p>
            </table:table-cell>
            <table:table-cell table:style-name="Table1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1.A1" office:value-type="string">
            <text:p text:style-name="Table_20_Contents">Modest</text:p>
          </table:table-cell>
          <table:table-cell table:style-name="Table1.A1" office:value-type="string">
            <text:p text:style-name="Table_20_Contents">15%</text:p>
          </table:table-cell>
          <table:table-cell table:style-name="Table1.A1" office:value-type="string">
            <text:p text:style-name="Table_20_Contents">$500M</text:p>
          </table:table-cell>
          <table:table-cell table:style-name="Table1.A1" office:value-type="string">
            <text:p text:style-name="Table_20_Contents">$143M</text:p>
          </table:table-cell>
          <table:table-cell table:style-name="Table1.A1" office:value-type="string">
            <text:p text:style-name="Table_20_Contents">18x</text:p>
          </table:table-cell>
        </table:table-row>
        <table:table-row>
          <table:table-cell table:style-name="Table1.A1" office:value-type="string">
            <text:p text:style-name="Table_20_Contents">Base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$3B</text:p>
          </table:table-cell>
          <table:table-cell table:style-name="Table1.A1" office:value-type="string">
            <text:p text:style-name="Table_20_Contents">$857M</text:p>
          </table:table-cell>
          <table:table-cell table:style-name="Table1.A1" office:value-type="string">
            <text:p text:style-name="Table_20_Contents">107x</text:p>
          </table:table-cell>
        </table:table-row>
        <table:table-row>
          <table:table-cell table:style-name="Table1.A1" office:value-type="string">
            <text:p text:style-name="Table_20_Contents">Strong</text:p>
          </table:table-cell>
          <table:table-cell table:style-name="Table1.A1" office:value-type="string">
            <text:p text:style-name="Table_20_Contents">25%</text:p>
          </table:table-cell>
          <table:table-cell table:style-name="Table1.A1" office:value-type="string">
            <text:p text:style-name="Table_20_Contents">$15B</text:p>
          </table:table-cell>
          <table:table-cell table:style-name="Table1.A1" office:value-type="string">
            <text:p text:style-name="Table_20_Contents">$4.3B</text:p>
          </table:table-cell>
          <table:table-cell table:style-name="Table1.A1" office:value-type="string">
            <text:p text:style-name="Table_20_Contents">536x</text:p>
          </table:table-cell>
        </table:table-row>
        <table:table-row>
          <table:table-cell table:style-name="Table1.A1" office:value-type="string">
            <text:p text:style-name="Table_20_Contents">Moonshot</text:p>
          </table:table-cell>
          <table:table-cell table:style-name="Table1.A1" office:value-type="string">
            <text:p text:style-name="Table_20_Contents">10%</text:p>
          </table:table-cell>
          <table:table-cell table:style-name="Table1.A1" office:value-type="string">
            <text:p text:style-name="Table_20_Contents">$100B+</text:p>
          </table:table-cell>
          <table:table-cell table:style-name="Table1.A1" office:value-type="string">
            <text:p text:style-name="Table_20_Contents">$28.6B+</text:p>
          </table:table-cell>
          <table:table-cell table:style-name="Table1.A1" office:value-type="string">
            <text:p text:style-name="Table_20_Contents">3,571x+</text:p>
          </table:table-cell>
        </table:table-row>
      </table:table>
      <text:p text:style-name="P3"><text:span text:style-name="Strong_20_Emphasis">Expected return: 125x in 5-7 years</text:span></text:p>
      <text:p text:style-name="P4"/>
      <text:h text:style-name="P2" text:outline-level="2">WHY WE WIN</text:h>
      <text:p text:style-name="P3">✅ <text:span text:style-name="Strong_20_Emphasis">Multiple paths to victory</text:span> (Plans A/B/C/D - can't lose)<text:line-break/>✅ <text:span text:style-name="Strong_20_Emphasis">US-Israel partnership</text:span> (innovation + resources beats China/Elon/Japan)<text:line-break/>✅ <text:span text:style-name="Strong_20_Emphasis">Platform economics</text:span> (60-80% margins, winner-takes-most)<text:line-break/>✅ <text:span text:style-name="Strong_20_Emphasis">Proven execution</text:span> (live system, 403% returns)<text:line-break/>✅ <text:span text:style-name="Strong_20_Emphasis">Competitive moats</text:span> (quantum, pedagogy, natural language)<text:line-break/>✅ <text:span text:style-name="Strong_20_Emphasis">Perfect timing</text:span> (12-month first-mover window)<text:line-break/>✅ <text:span text:style-name="Strong_20_Emphasis">Military + civilian</text:span> (dual revenue streams, government support)</text:p>
      <text:p text:style-name="P4"/>
      <text:h text:style-name="P2" text:outline-level="2">IMMEDIATE MARKETS</text:h>
      <text:p text:style-name="P3"><text:span text:style-name="Strong_20_Emphasis">Year 1-3:</text:span> $500B+</text:p>
      <text:list text:style-name="L8">
        <text:list-item>
          <text:p text:style-name="P19">Restaurants (1M+ in US, RoboChef application) </text:p>
        </text:list-item>
        <text:list-item>
          <text:p text:style-name="P19">HR Drivers (280M vehicles - sits in any car, way cheaper than Waymo) </text:p>
        </text:list-item>
        <text:list-item>
          <text:p text:style-name="P20">US Army partnership (combat medic, saves soldiers' lives) </text:p>
        </text:list-item>
      </text:list>
      <text:p text:style-name="P3"><text:span text:style-name="Strong_20_Emphasis">Year 3-7:</text:span> $2T+</text:p>
      <text:list text:style-name="L9">
        <text:list-item>
          <text:p text:style-name="P21">Military exports (NATO, Israel, $200K-500K per unit) </text:p>
        </text:list-item>
        <text:list-item>
          <text:p text:style-name="P21">Enterprise (elderly care, manufacturing, logistics) </text:p>
        </text:list-item>
        <text:list-item>
          <text:p text:style-name="P22">India/Asia expansion (1.4B people) </text:p>
        </text:list-item>
      </text:list>
      <text:p text:style-name="P3"><text:span text:style-name="Strong_20_Emphasis">Year 7+:</text:span> $24T</text:p>
      <text:list text:style-name="L10">
        <text:list-item>
          <text:p text:style-name="P23">Consumer mass market (every household, price drops to $5K) </text:p>
        </text:list-item>
        <text:list-item>
          <text:p text:style-name="P24">Platform revenue (apps, subscriptions, services) </text:p>
        </text:list-item>
      </text:list>
      <text:p text:style-name="P4"/>
      <text:h text:style-name="P2" text:outline-level="2"><text:soft-page-break/>THE BOTTOM LINE</text:h>
      <text:p text:style-name="P3"><text:span text:style-name="Strong_20_Emphasis">In 2005, VCs passed on Android for $50M.</text:span><text:line-break/><text:span text:style-name="Strong_20_Emphasis">Today it's worth $200B+ (4,000x).</text:span></text:p>
      <text:p text:style-name="P3"><text:span text:style-name="Strong_20_Emphasis">In 2025, you can invest in HOS for $8M.</text:span><text:line-break/><text:span text:style-name="Strong_20_Emphasis">Humanoid market is 100x bigger than smartphones.</text:span></text:p>
      <text:p text:style-name="P3"><text:span text:style-name="Strong_20_Emphasis">This is the Android moment for robotics.</text:span></text:p>
      <text:p text:style-name="P3"><text:span text:style-name="Strong_20_Emphasis">The firms that move fast own the future.</text:span><text:line-break/><text:span text:style-name="Strong_20_Emphasis">The firms that hesitate fund the followers.</text:span></text:p>
      <text:p text:style-name="P4"/>
      <text:h text:style-name="P2" text:outline-level="2">NEXT STEP</text:h>
      <text:p text:style-name="P3"><text:span text:style-name="Strong_20_Emphasis">Let's meet.</text:span> I can visit Silicon Valley in person.</text:p>
      <text:p text:style-name="P3"><text:span text:style-name="Strong_20_Emphasis">Meir Niv</text:span><text:line-break/>Founder, HOS Platform<text:line-break/><text:span text:style-name="Strong_20_Emphasis">Email:</text:span> [your email]<text:line-break/><text:span text:style-name="Strong_20_Emphasis">Phone:</text:span> [your phone]<text:line-break/><text:span text:style-name="Strong_20_Emphasis">Live Proof:</text:span> meirniv.pythonanywhere.com/orders</text:p>
      <text:p text:style-name="P4"/>
      <text:p text:style-name="P3"><text:span text:style-name="Strong_20_Emphasis">P.S.</text:span> - Steve Ballmer laughed at the iPhone (2007). By 2012, Microsoft was irrelevant in mobile. Don't be Microsoft. Be the VC that backed Android.</text:p>
      <text:p text:style-name="P4"/>
      <text:p text:style-name="P3"><text:span text:style-name="Strong_20_Emphasis">ATTACHMENTS AVAILABLE UPON REQUEST:</text:span></text:p>
      <text:list text:style-name="L11">
        <text:list-item>
          <text:p text:style-name="P25">Complete Strategy Document (35,000 words) </text:p>
        </text:list-item>
        <text:list-item>
          <text:p text:style-name="P25">Financial Model (5-year projections) </text:p>
        </text:list-item>
        <text:list-item>
          <text:p text:style-name="P25">Technical Architecture (platform specifications) </text:p>
        </text:list-item>
        <text:list-item>
          <text:p text:style-name="P25">Military Applications Brief </text:p>
        </text:list-item>
        <text:list-item>
          <text:p text:style-name="P26">Competitive Analysis 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6:15:11.285900500</meta:creation-date>
    <dc:date>2025-11-24T16:17:13.887040300</dc:date>
    <meta:editing-duration>PT2M2S</meta:editing-duration>
    <meta:editing-cycles>1</meta:editing-cycles>
    <meta:document-statistic meta:table-count="1" meta:image-count="0" meta:object-count="0" meta:page-count="3" meta:paragraph-count="107" meta:word-count="689" meta:character-count="4533" meta:non-whitespace-character-count="3951"/>
    <meta:generator>LibreOffice/25.8.2.2$Windows_X86_64 LibreOffice_project/d401f2107ccab8f924a8e2df40f573aab7605b6f</meta:generator>
  </office:meta>
</office:document-meta>
</file>